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2CA000000283C3FAAF59D873F99.png" manifest:media-type="image/png"/>
  <manifest:file-entry manifest:full-path="Pictures/100000000000036A00000040F2C01E241383DE4D.png" manifest:media-type="image/png"/>
  <manifest:file-entry manifest:full-path="Pictures/10000000000002BC000000277795842D93D33245.png" manifest:media-type="image/png"/>
  <manifest:file-entry manifest:full-path="Pictures/100000000000033E00000023B3CB91F09FFACA52.png" manifest:media-type="image/png"/>
  <manifest:file-entry manifest:full-path="Pictures/100000000000034400000024293BB4C2759E695C.png" manifest:media-type="image/png"/>
  <manifest:file-entry manifest:full-path="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remderreg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e1" style:family="table-cell" style:parent-style-name="Default">
      <style:table-cell-properties fo:background-color="#8080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00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Default" style:data-style-name="N10000">
      <style:table-cell-properties style:diagonal-bl-tr="none" style:diagonal-tl-br="none" fo:border="none" style:rotation-align="none"/>
    </style:style>
    <style:style style:name="ce13" style:family="table-cell" style:parent-style-name="Default" style:data-style-name="N10000"/>
    <style:style style:name="ce19" style:family="table-cell" style:parent-style-name="Default" style:data-style-name="N20000"/>
    <style:style style:name="ce20" style:family="table-cell" style:parent-style-name="Default" style:data-style-name="N20000">
      <style:table-cell-properties style:diagonal-bl-tr="none" style:diagonal-tl-br="none" fo:background-color="transparent" fo:border="none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mderreg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Leerlaufkennlinie 1</text:p>
          </table:table-cell>
          <table:covered-table-cell table:number-columns-repeated="17" table:style-name="ce5"/>
          <table:table-cell table:number-columns-repeated="46"/>
        </table:table-row>
        <table:table-row table:style-name="ro1">
          <table:table-cell>
            <draw:frame draw:z-index="0" draw:name="Picture 2" draw:style-name="gr1" draw:text-style-name="P1" svg:width="21.176cm" svg:height="0.925cm" svg:x="0.185cm" svg:y="0.234cm">
              <draw:image xlink:href="Pictures/100000000000033E00000023B3CB91F09FFACA52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table:number-columns-repeated="2"/>
          <table:table-cell/>
          <table:table-cell>
            <draw:frame table:end-cell-address="fremderregt.K19" table:end-x="0.899cm" table:end-y="0.304cm" draw:z-index="1" draw:name="Chart 3" draw:style-name="gr2" draw:text-style-name="P1" svg:width="12.281cm" svg:height="6.855cm" svg:x="0.053cm" svg:y="0.265cm">
              <draw:object draw:notify-on-update-of-ranges="Fremderregt_Leerlauf.A2:Fremderregt_Leerlauf.A13 Fremderregt_Leerlauf.B2:Fremderregt_Leerlauf.B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3" table:number-columns-repeated="2"/>
          <table:table-cell table:number-columns-repeated="11"/>
          <table:table-cell office:value-type="float" office:value="8.85" calcext:value-type="float">
            <text:p>8,85</text:p>
          </table:table-cell>
          <table:table-cell office:value-type="string" calcext:value-type="string">
            <text:p>Remanenzspannung</text:p>
          </table:table-cell>
          <table:table-cell table:number-columns-repeated="49"/>
        </table:table-row>
        <table:table-row table:style-name="ro1" table:number-rows-repeated="9">
          <table:table-cell table:style-name="ce3" table:number-columns-repeated="2"/>
          <table:table-cell table:number-columns-repeated="62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8" table:number-rows-spanned="1">
            <text:p>Leerlaufkennlinie 2</text:p>
          </table:table-cell>
          <table:covered-table-cell table:number-columns-repeated="17" table:style-name="ce5"/>
          <table:table-cell table:number-columns-repeated="46"/>
        </table:table-row>
        <table:table-row table:style-name="ro1">
          <table:table-cell>
            <draw:frame draw:z-index="3" draw:name="Picture 5" draw:style-name="gr1" draw:text-style-name="P1" svg:width="21.335cm" svg:height="0.951cm" svg:x="0cm" svg:y="0.487cm">
              <draw:image xlink:href="Pictures/100000000000034400000024293BB4C2759E695C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table:number-columns-repeated="2"/>
          <table:table-cell/>
          <table:table-cell>
            <draw:frame table:end-cell-address="fremderregt.P42" table:end-x="0.033cm" table:end-y="0.304cm" draw:z-index="2" draw:name="Chart 4" draw:style-name="gr2" draw:text-style-name="P1" svg:width="19.567cm" svg:height="6.633cm" svg:x="0.066cm" svg:y="0.487cm">
              <draw:object draw:notify-on-update-of-ranges="Fremderregt_Leerlauf.A2:Fremderregt_Leerlauf.A13 fremderregt.A1:fremderregt.A1 Fremderregt_Leerlauf.C2:Fremderregt_Leerlauf.C13 Fremderregt_Leerlauf.A2:Fremderregt_Leerlauf.A13 fremderregt.A1:fremderregt.A1 Fremderregt_Leerlauf.B2:Fremderregt_Leerlauf.B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2" table:number-columns-repeated="2"/>
          <table:table-cell table:number-columns-repeated="12"/>
          <table:table-cell table:style-name="ce6"/>
          <table:table-cell table:number-columns-repeated="49"/>
        </table:table-row>
        <table:table-row table:style-name="ro1" table:number-rows-repeated="9">
          <table:table-cell table:style-name="ce2" table:number-columns-repeated="2"/>
          <table:table-cell table:number-columns-repeated="62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8" table:number-rows-spanned="1">
            <text:p>Belastungskennlinie</text:p>
          </table:table-cell>
          <table:covered-table-cell table:number-columns-repeated="17" table:style-name="ce5"/>
          <table:table-cell table:number-columns-repeated="46"/>
        </table:table-row>
        <table:table-row table:style-name="ro1">
          <table:table-cell>
            <draw:frame draw:z-index="5" draw:name="Picture 8" draw:style-name="gr1" draw:text-style-name="P1" svg:width="17.917cm" svg:height="1.03cm" svg:x="0.053cm" svg:y="0.487cm">
              <draw:image xlink:href="Pictures/10000000000002BC000000277795842D93D33245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table:number-columns-repeated="4"/>
          <table:table-cell/>
          <table:table-cell>
            <draw:frame table:end-cell-address="fremderregt.R70" table:end-x="1.269cm" table:end-y="0.025cm" draw:z-index="4" draw:name="Chart 6" draw:style-name="gr2" draw:text-style-name="P1" svg:width="20.742cm" svg:height="8.303cm" svg:x="0.128cm" svg:y="0.487cm">
              <draw:object draw:notify-on-update-of-ranges="Fremderregt_Belastung.A2:Fremderregt_Belastung.A8 Fremderregt_Belastung.B2:Fremderregt_Belastung.B8 Fremderregt_Belastung.A2:Fremderregt_Belastung.A8 Fremderregt_Belastung.D2:Fremderregt_Belastung.D8 Fremderregt_Leerlauf.A2:Fremderregt_Leerlauf.A13 Fremderregt_Leerlauf.B2:Fremderregt_Leerlauf.B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10">
          <table:table-cell table:style-name="ce2" table:number-columns-repeated="4"/>
          <table:table-cell table:number-columns-repeated="60"/>
        </table:table-row>
        <table:table-row table:style-name="ro1" table:number-rows-repeated="4">
          <table:table-cell table:style-name="ce4" table:number-columns-repeated="4"/>
          <table:table-cell table:number-columns-repeated="60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number-columns-repeated="60"/>
        </table:table-row>
        <table:table-row table:style-name="ro1" table:number-rows-repeated="3">
          <table:table-cell table:style-name="ce4" table:number-columns-repeated="4"/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8" table:number-rows-spanned="1">
            <text:p>Äußere Kennlinie</text:p>
          </table:table-cell>
          <table:covered-table-cell table:number-columns-repeated="17" table:style-name="ce5"/>
          <table:table-cell table:number-columns-repeated="46"/>
        </table:table-row>
        <table:table-row table:style-name="ro1">
          <table:table-cell>
            <draw:frame draw:z-index="6" draw:name="Picture 9" draw:style-name="gr1" draw:text-style-name="P1" svg:width="22.34cm" svg:height="1.693cm" svg:x="0.159cm" svg:y="0.487cm">
              <draw:image xlink:href="Pictures/100000000000036A00000040F2C01E241383DE4D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table:number-columns-repeated="3"/>
          <table:table-cell/>
          <table:table-cell>
            <draw:frame table:end-cell-address="fremderregt.Q96" table:end-x="0.422cm" table:end-y="0.211cm" draw:z-index="7" draw:name="Chart 10" draw:style-name="gr2" draw:text-style-name="P1" svg:width="19.852cm" svg:height="7.026cm" svg:x="0.172cm" svg:y="0.488cm">
              <draw:object draw:notify-on-update-of-ranges="Fremderregt_Aussen.A2:Fremderregt_Aussen.A8 fremderregt.A1:fremderregt.A1 Fremderregt_Aussen.B2:Fremderregt_Aussen.B8 Fremderregt_Aussen.A2:Fremderregt_Aussen.A8 fremderregt.A1:fremderregt.A1 Fremderregt_Aussen.C2:Fremderregt_Aussen.C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10">
          <table:table-cell table:style-name="ce2" table:number-columns-repeated="3"/>
          <table:table-cell table:number-columns-repeated="61"/>
        </table:table-row>
        <table:table-row table:style-name="ro1" table:number-rows-repeated="2">
          <table:table-cell table:style-name="ce4" table:number-columns-repeated="3"/>
          <table:table-cell table:number-columns-repeated="61"/>
        </table:table-row>
        <table:table-row table:style-name="ro1">
          <table:table-cell table:style-name="ce2" table:number-columns-repeated="2"/>
          <table:table-cell table:style-name="ce4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8" table:number-rows-spanned="1">
            <text:p>Regulierkennlinie</text:p>
          </table:table-cell>
          <table:covered-table-cell table:number-columns-repeated="17" table:style-name="ce5"/>
          <table:table-cell table:number-columns-repeated="46"/>
        </table:table-row>
        <table:table-row table:style-name="ro1">
          <table:table-cell>
            <draw:frame draw:z-index="8" draw:name="Picture 11" draw:style-name="gr1" draw:text-style-name="P1" svg:width="18.227cm" svg:height="1.058cm" svg:x="0.026cm" svg:y="0.486cm">
              <draw:image xlink:href="Pictures/10000000000002CA000000283C3FAAF59D873F99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table:number-columns-repeated="2"/>
          <table:table-cell/>
          <table:table-cell>
            <draw:frame table:end-cell-address="fremderregt.K119" table:end-x="0.832cm" table:end-y="0.383cm" draw:z-index="9" draw:name="Chart 12" draw:style-name="gr2" draw:text-style-name="P1" svg:width="12.221cm" svg:height="6.711cm" svg:x="0.046cm" svg:y="0.488cm">
              <draw:object draw:notify-on-update-of-ranges="Fremderregt_Regulier.A2:Fremderregt_Regulier.A8 fremderregt.A1:fremderregt.A1 Fremderregt_Regulier.B2:Fremderregt_Regulier.B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0"/>
        </table:table-row>
        <table:table-row table:style-name="ro1" table:number-rows-repeated="10">
          <table:table-cell table:style-name="ce2" table:number-columns-repeated="2"/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10484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mderregt_Leerlauf" table:style-name="ta2">
        <office:forms form:automatic-focus="false" form:apply-design-mode="false"/>
        <table:table-column table:style-name="co2" table:number-columns-repeated="3" table:default-cell-style-name="ce13"/>
        <table:table-row table:style-name="ro1">
          <table:table-cell table:style-name="ce11" office:value-type="string" calcext:value-type="string">
            <text:p>I_E</text:p>
          </table:table-cell>
          <table:table-cell table:style-name="ce11" office:value-type="string" calcext:value-type="string">
            <text:p>U_A1</text:p>
          </table:table-cell>
          <table:table-cell office:value-type="string" calcext:value-type="string">
            <text:p>U_A2</text:p>
          </table:table-cell>
        </table:table-row>
        <table:table-row table:style-name="ro1"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29.93" calcext:value-type="float">
            <text:p>29.93</text:p>
          </table:table-cell>
          <table:table-cell table:style-name="ce12" office:value-type="float" office:value="186.7" calcext:value-type="float">
            <text:p>186.7</text:p>
          </table:table-cell>
        </table:table-row>
        <table:table-row table:style-name="ro1"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0.7" calcext:value-type="float">
            <text:p>70.7</text:p>
          </table:table-cell>
          <table:table-cell table:style-name="ce12" office:value-type="float" office:value="225.7" calcext:value-type="float">
            <text:p>225.7</text:p>
          </table:table-cell>
        </table:table-row>
        <table:table-row table:style-name="ro1"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04.7" calcext:value-type="float">
            <text:p>104.7</text:p>
          </table:table-cell>
          <table:table-cell table:style-name="ce12" office:value-type="float" office:value="255.8" calcext:value-type="float">
            <text:p>255.8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284.2" calcext:value-type="float">
            <text:p>284.2</text:p>
          </table:table-cell>
        </table:table-row>
        <table:table-row table:style-name="ro1"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72.4" calcext:value-type="float">
            <text:p>172.4</text:p>
          </table:table-cell>
          <table:table-cell table:style-name="ce12" office:value-type="float" office:value="309.7" calcext:value-type="float">
            <text:p>309.7</text:p>
          </table:table-cell>
        </table:table-row>
        <table:table-row table:style-name="ro1"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92.08" calcext:value-type="float">
            <text:p>192.08</text:p>
          </table:table-cell>
          <table:table-cell table:style-name="ce12" office:value-type="float" office:value="329.3" calcext:value-type="float">
            <text:p>329.3</text:p>
          </table:table-cell>
        </table:table-row>
        <table:table-row table:style-name="ro1"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05.2" calcext:value-type="float">
            <text:p>205.2</text:p>
          </table:table-cell>
          <table:table-cell table:style-name="ce12" office:value-type="float" office:value="336.5" calcext:value-type="float">
            <text:p>336.5</text:p>
          </table:table-cell>
        </table:table-row>
        <table:table-row table:style-name="ro1"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344.9" calcext:value-type="float">
            <text:p>344.9</text:p>
          </table:table-cell>
        </table:table-row>
        <table:table-row table:style-name="ro1"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235.2" calcext:value-type="float">
            <text:p>235.2</text:p>
          </table:table-cell>
          <table:table-cell table:style-name="ce12" office:value-type="float" office:value="354.1" calcext:value-type="float">
            <text:p>354.1</text:p>
          </table:table-cell>
        </table:table-row>
        <table:table-row table:style-name="ro1" table:number-rows-repeated="2">
          <table:table-cell table:style-name="ce12" table:number-columns-repeated="3"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remderregt_Belastung" table:style-name="ta2">
        <office:forms form:automatic-focus="false" form:apply-design-mode="false"/>
        <table:table-column table:style-name="co2" table:number-columns-repeated="4" table:default-cell-style-name="ce13"/>
        <table:table-column table:style-name="co2" table:default-cell-style-name="Default"/>
        <table:table-row table:style-name="ro1">
          <table:table-cell table:style-name="ce11" office:value-type="string" calcext:value-type="string">
            <text:p>I_E</text:p>
          </table:table-cell>
          <table:table-cell table:style-name="ce11" office:value-type="string" calcext:value-type="string">
            <text:p>U_A</text:p>
          </table:table-cell>
          <table:table-cell table:style-name="ce11" office:value-type="string" calcext:value-type="string">
            <text:p>I_A</text:p>
          </table:table-cell>
          <table:table-cell table:style-name="ce11" office:value-type="string" calcext:value-type="string">
            <text:p>U_I</text:p>
          </table:table-cell>
          <table:table-cell office:value-type="string" calcext:value-type="string">
            <text:p>R_A</text:p>
          </table:table-cell>
        </table:table-row>
        <table:table-row table:style-name="ro1"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89.9" calcext:value-type="float">
            <text:p>89.9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[.B2]+[.E2]*[.C2]" office:value-type="float" office:value="128.9" calcext:value-type="float">
            <text:p>128.9</text:p>
          </table:table-cell>
          <table:table-cell table:style-name="ce19" office:value-type="float" office:value="0.78" calcext:value-type="float">
            <text:p>0.78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3.3" calcext:value-type="float">
            <text:p>123.3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[.B3]+[.E3]*[.C3]" office:value-type="float" office:value="162.3" calcext:value-type="float">
            <text:p>162.3</text:p>
          </table:table-cell>
          <table:table-cell table:style-name="ce19" office:value-type="float" office:value="0.78" calcext:value-type="float">
            <text:p>0.78</text:p>
          </table:table-cell>
        </table:table-row>
        <table:table-row table:style-name="ro1"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[.B4]+[.E4]*[.C4]" office:value-type="float" office:value="191" calcext:value-type="float">
            <text:p>191</text:p>
          </table:table-cell>
          <table:table-cell table:style-name="ce19" office:value-type="float" office:value="0.78" calcext:value-type="float">
            <text:p>0.78</text:p>
          </table:table-cell>
        </table:table-row>
        <table:table-row table:style-name="ro1"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6.3" calcext:value-type="float">
            <text:p>186.3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[.B5]+[.E5]*[.C5]" office:value-type="float" office:value="225.3" calcext:value-type="float">
            <text:p>225.3</text:p>
          </table:table-cell>
          <table:table-cell table:style-name="ce19" office:value-type="float" office:value="0.78" calcext:value-type="float">
            <text:p>0.78</text:p>
          </table:table-cell>
        </table:table-row>
        <table:table-row table:style-name="ro1">
          <table:table-cell table:style-name="ce19" office:value-type="float" office:value="1.6" calcext:value-type="float">
            <text:p>1.6</text:p>
          </table:table-cell>
          <table:table-cell table:style-name="ce19" office:value-type="float" office:value="193.4" calcext:value-type="float">
            <text:p>193.4</text:p>
          </table:table-cell>
          <table:table-cell table:style-name="Default" office:value-type="float" office:value="50" calcext:value-type="float">
            <text:p>50</text:p>
          </table:table-cell>
          <table:table-cell table:style-name="ce11" table:formula="of:=[.B6]+[.E6]*[.C6]" office:value-type="float" office:value="232.4" calcext:value-type="float">
            <text:p>232.4</text:p>
          </table:table-cell>
          <table:table-cell table:style-name="ce19" office:value-type="float" office:value="0.78" calcext:value-type="float">
            <text:p>0.78</text:p>
          </table:table-cell>
        </table:table-row>
        <table:table-row table:style-name="ro1"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207.3" calcext:value-type="float">
            <text:p>207.3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[.B7]+[.E7]*[.C7]" office:value-type="float" office:value="246.3" calcext:value-type="float">
            <text:p>246.3</text:p>
          </table:table-cell>
          <table:table-cell table:style-name="ce19" office:value-type="float" office:value="0.78" calcext:value-type="float">
            <text:p>0.78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emderregt_Aussen" table:style-name="ta2">
        <office:forms form:automatic-focus="false" form:apply-design-mode="false"/>
        <table:table-column table:style-name="co2" table:number-columns-repeated="3" table:default-cell-style-name="ce13"/>
        <table:table-column table:style-name="co2" table:number-columns-repeated="2" table:default-cell-style-name="Default"/>
        <table:table-row table:style-name="ro1">
          <table:table-cell table:style-name="ce11" office:value-type="string" calcext:value-type="string">
            <text:p>I_A</text:p>
          </table:table-cell>
          <table:table-cell table:style-name="ce11" office:value-type="string" calcext:value-type="string">
            <text:p>U_A</text:p>
          </table:table-cell>
          <table:table-cell table:style-name="ce11" office:value-type="string" calcext:value-type="string">
            <text:p>U_I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I_E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99.6" calcext:value-type="float">
            <text:p>199.6</text:p>
          </table:table-cell>
          <table:table-cell table:style-name="ce11" table:formula="of:=[.B2]+[.D2]*[.A2]" office:value-type="float" office:value="238.6" calcext:value-type="float">
            <text:p>238.6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00.9" calcext:value-type="float">
            <text:p>200.9</text:p>
          </table:table-cell>
          <table:table-cell table:style-name="ce11" table:formula="of:=[.B3]+[.D3]*[.A3]" office:value-type="float" office:value="236" calcext:value-type="float">
            <text:p>236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3.7" calcext:value-type="float">
            <text:p>203.7</text:p>
          </table:table-cell>
          <table:table-cell table:style-name="ce11" table:formula="of:=[.B4]+[.D4]*[.A4]" office:value-type="float" office:value="234.9" calcext:value-type="float">
            <text:p>234.9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08.2" calcext:value-type="float">
            <text:p>208.2</text:p>
          </table:table-cell>
          <table:table-cell table:style-name="ce11" table:formula="of:=[.B5]+[.D5]*[.A5]" office:value-type="float" office:value="235.5" calcext:value-type="float">
            <text:p>235.5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11.3" calcext:value-type="float">
            <text:p>211.3</text:p>
          </table:table-cell>
          <table:table-cell table:style-name="ce11" table:formula="of:=[.B6]+[.D6]*[.A6]" office:value-type="float" office:value="234.7" calcext:value-type="float">
            <text:p>234.7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14.5" calcext:value-type="float">
            <text:p>214.5</text:p>
          </table:table-cell>
          <table:table-cell table:style-name="ce11" table:formula="of:=[.B7]+[.D7]*[.A7]" office:value-type="float" office:value="234" calcext:value-type="float">
            <text:p>234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6.3" calcext:value-type="float">
            <text:p>216.3</text:p>
          </table:table-cell>
          <table:table-cell table:style-name="ce11" table:formula="of:=[.B8]+[.D8]*[.A8]" office:value-type="float" office:value="231.9" calcext:value-type="float">
            <text:p>231.9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20.1" calcext:value-type="float">
            <text:p>220.1</text:p>
          </table:table-cell>
          <table:table-cell table:style-name="ce11" table:formula="of:=[.B9]+[.D9]*[.A9]" office:value-type="float" office:value="231.8" calcext:value-type="float">
            <text:p>231.8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22.7" calcext:value-type="float">
            <text:p>222.7</text:p>
          </table:table-cell>
          <table:table-cell table:style-name="ce11" table:formula="of:=[.B10]+[.D10]*[.A10]" office:value-type="float" office:value="230.5" calcext:value-type="float">
            <text:p>230.5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26.2" calcext:value-type="float">
            <text:p>226.2</text:p>
          </table:table-cell>
          <table:table-cell table:style-name="ce11" table:formula="of:=[.B11]+[.D11]*[.A11]" office:value-type="float" office:value="230.1" calcext:value-type="float">
            <text:p>230.1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.4" calcext:value-type="float">
            <text:p>229.4</text:p>
          </table:table-cell>
          <table:table-cell table:style-name="ce11" table:formula="of:=[.B12]+[.D12]*[.A12]" office:value-type="float" office:value="229.4" calcext:value-type="float">
            <text:p>229.4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string" calcext:value-type="string">
            <text:p>1.65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emderregt_Regulier" table:style-name="ta2">
        <office:forms form:automatic-focus="false" form:apply-design-mode="false"/>
        <table:table-column table:style-name="co2" table:number-columns-repeated="2" table:default-cell-style-name="ce13"/>
        <table:table-column table:style-name="co2" table:default-cell-style-name="Default"/>
        <table:table-row table:style-name="ro1">
          <table:table-cell table:style-name="ce11" office:value-type="string" calcext:value-type="string">
            <text:p>I_A</text:p>
          </table:table-cell>
          <table:table-cell table:style-name="ce11" office:value-type="string" calcext:value-type="string">
            <text:p>I_E</text:p>
          </table:table-cell>
          <table:table-cell office:value-type="string" calcext:value-type="string">
            <text:p>U_A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" calcext:value-type="float">
            <text:p>1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1.42" calcext:value-type="float">
            <text:p>1.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45" calcext:value-type="float">
            <text:p>1.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.47" calcext:value-type="float">
            <text:p>1.4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.5" calcext:value-type="float">
            <text:p>1.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.51" calcext:value-type="float">
            <text:p>1.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.54" calcext:value-type="float">
            <text:p>1.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.56" calcext:value-type="float">
            <text:p>1.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.59" calcext:value-type="float">
            <text:p>1.5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.625" calcext:value-type="float">
            <text:p>1.6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.65" calcext:value-type="float">
            <text:p>1.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.00.0000</text:date>, <text:time style:data-style-name="N2" text:time-value="18:40:18.9902596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reihenschluss" style:display-name="PageStyle_reihenschlu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benschluss" style:display-name="PageStyle_nebenschlu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mderregt" style:display-name="PageStyle_fremderreg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rmin Wessel</meta:initial-creator>
    <meta:creation-date>2020-08-17T17:06:58</meta:creation-date>
    <dc:date>2020-08-19T18:45:24.099882844</dc:date>
    <meta:generator>LibreOffice/6.4.4.2$Linux_X86_64 LibreOffice_project/40$Build-2</meta:generator>
    <meta:editing-duration>PT53M16S</meta:editing-duration>
    <meta:editing-cycles>17</meta:editing-cycles>
    <meta:document-statistic meta:table-count="5" meta:cell-count="168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8cm" svg:height="7.621cm" xlink:href=".." xlink:type="simple" chart:class="chart:scatter" chart:style-name="ch1">
        <chart:title svg:x="4.238cm" svg:y="0.288cm" chart:style-name="ch2">
          <text:p>Leeraufkennlinie 1</text:p>
        </chart:title>
        <chart:plot-area chart:style-name="ch3" table:cell-range-address="Fremderregt_Leerlauf.A2:Fremderregt_Leerlauf.B13" svg:x="1.266cm" svg:y="1.225cm" svg:width="10.769cm" svg:height="5.253cm">
          <chartooo:coordinate-region svg:x="1.843cm" svg:y="1.385cm" svg:width="10.111cm" svg:height="4.675cm"/>
          <chart:axis chart:dimension="x" chart:name="primary-x" chart:style-name="ch4">
            <chart:title svg:x="6.367cm" svg:y="6.63cm" chart:style-name="ch5">
              <text:p>I_E</text:p>
            </chart:title>
            <chart:grid chart:style-name="ch6" chart:class="major"/>
          </chart:axis>
          <chart:axis chart:dimension="y" chart:name="primary-y" chart:style-name="ch4">
            <chart:title svg:x="0.451cm" svg:y="4.22cm" chart:style-name="ch7">
              <text:p>U_A</text:p>
            </chart:title>
            <chart:grid chart:style-name="ch6" chart:class="major"/>
          </chart:axis>
          <chart:series chart:style-name="ch8" chart:values-cell-range-address="Fremderregt_Leerlauf.B2:Fremderregt_Leerlauf.B13" chart:class="chart:scatter">
            <chart:domain table:cell-range-address="Fremderregt_Leerlauf.A2:Fremderregt_Leerlauf.A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remderregt_Leerlauf.A2:Fremderregt_Leerlauf.A13</svg:desc>
                </draw:g>
              </table:table-cell>
              <table:table-cell office:value-type="float" office:value="29.93">
                <text:p>29.93</text:p>
                <draw:g>
                  <svg:desc>Fremderregt_Leerlauf.B2:Fremderregt_Leerlauf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192.08">
                <text:p>192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568cm" svg:height="7.62cm" xlink:href=".." xlink:type="simple" chart:class="chart:scatter" chart:style-name="ch1">
        <chart:title svg:x="6.921cm" svg:y="0.285cm" chart:style-name="ch2">
          <text:p>Leerlaufkennlinien 1 und 2</text:p>
        </chart:title>
        <chart:legend chart:legend-position="end" svg:x="15.761cm" svg:y="3.341cm" style:legend-expansion="high" chart:style-name="ch3"/>
        <chart:plot-area chart:style-name="ch4" table:cell-range-address="Fremderregt_Leerlauf.A2:Fremderregt_Leerlauf.C13 fremderregt.A1:fremderregt.A1" chart:data-source-has-labels="row" svg:x="1.412cm" svg:y="1.225cm" svg:width="13.958cm" svg:height="5.252cm">
          <chartooo:coordinate-region svg:x="1.989cm" svg:y="1.385cm" svg:width="13.3cm" svg:height="4.674cm"/>
          <chart:axis chart:dimension="x" chart:name="primary-x" chart:style-name="ch5">
            <chart:title svg:x="8.108cm" svg:y="6.629cm" chart:style-name="ch6">
              <text:p>I_E</text:p>
            </chart:title>
            <chart:grid chart:style-name="ch7" chart:class="major"/>
          </chart:axis>
          <chart:axis chart:dimension="y" chart:name="primary-y" chart:style-name="ch5">
            <chart:title svg:x="0.451cm" svg:y="4.22cm" chart:style-name="ch8">
              <text:p>U_A</text:p>
            </chart:title>
            <chart:grid chart:style-name="ch7" chart:class="major"/>
          </chart:axis>
          <chart:series chart:style-name="ch9" chart:values-cell-range-address="Fremderregt_Leerlauf.C2:Fremderregt_Leerlauf.C13" chart:label-cell-address="fremderregt.A1:fremderregt.A1" chart:class="chart:scatter">
            <chart:domain table:cell-range-address="Fremderregt_Leerlauf.A2:Fremderregt_Leerlauf.A13"/>
            <chart:data-point chart:repeated="12"/>
          </chart:series>
          <chart:series chart:style-name="ch10" chart:values-cell-range-address="Fremderregt_Leerlauf.B2:Fremderregt_Leerlauf.B13" chart:label-cell-address="fremderregt.A1:fremderregt.A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eerlaufkennlinie 1</text:p>
                <draw:g>
                  <svg:desc>fremderregt.A1:fremderregt.A1</svg:desc>
                </draw:g>
              </table:table-cell>
              <table:table-cell office:value-type="string">
                <text:p>Leerlaufkennlinie 1</text:p>
                <draw:g>
                  <svg:desc>fremderregt.A1:fremderreg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remderregt_Leerlauf.A2:Fremderregt_Leerlauf.A13</svg:desc>
                </draw:g>
              </table:table-cell>
              <table:table-cell office:value-type="float" office:value="186.7">
                <text:p>186.7</text:p>
                <draw:g>
                  <svg:desc>Fremderregt_Leerlauf.C2:Fremderregt_Leerlauf.C13</svg:desc>
                </draw:g>
              </table:table-cell>
              <table:table-cell office:value-type="float" office:value="29.93">
                <text:p>29.93</text:p>
                <draw:g>
                  <svg:desc>Fremderregt_Leerlauf.B2:Fremderregt_Leerlauf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25.7">
                <text:p>225.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255.8">
                <text:p>255.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4.2">
                <text:p>284.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309.7">
                <text:p>309.7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329.3">
                <text:p>329.3</text:p>
              </table:table-cell>
              <table:table-cell office:value-type="float" office:value="192.08">
                <text:p>192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336.5">
                <text:p>336.5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344.9">
                <text:p>344.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354.1">
                <text:p>354.1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749cm" svg:height="8.722cm" xlink:href=".." xlink:type="simple" chart:class="chart:scatter" chart:style-name="ch1">
        <chart:legend chart:legend-position="bottom" svg:x="5.811cm" svg:y="8.202cm" style:legend-expansion="wide" chart:style-name="ch2"/>
        <chart:plot-area chart:style-name="ch3" table:cell-range-address="Fremderregt_Belastung.A2:Fremderregt_Belastung.B8 Fremderregt_Belastung.D2:Fremderregt_Belastung.D8 Fremderregt_Leerlauf.B2:Fremderregt_Leerlauf.B13" chart:data-source-has-labels="row" svg:x="1.435cm" svg:y="0.174cm" svg:width="18.9cm" svg:height="6.679cm">
          <chartooo:coordinate-region svg:x="2.012cm" svg:y="0.334cm" svg:width="18.242cm" svg:height="6.101cm"/>
          <chart:axis chart:dimension="x" chart:name="primary-x" chart:style-name="ch4">
            <chart:title svg:x="10.583cm" svg:y="7.027cm" chart:style-name="ch5">
              <text:p>I_A</text:p>
            </chart:title>
            <chart:grid chart:style-name="ch6" chart:class="major"/>
          </chart:axis>
          <chart:axis chart:dimension="y" chart:name="primary-y" chart:style-name="ch4">
            <chart:title svg:x="0.451cm" svg:y="3.69cm" chart:style-name="ch7">
              <text:p>U</text:p>
            </chart:title>
            <chart:grid chart:style-name="ch6" chart:class="major"/>
          </chart:axis>
          <chart:series chart:style-name="ch8" chart:values-cell-range-address="Fremderregt_Belastung.B2:Fremderregt_Belastung.B8" loext:label-string="&quot;Belastungskennlinie&quot;" chart:class="chart:scatter">
            <chart:domain table:cell-range-address="Fremderregt_Belastung.A2:Fremderregt_Belastung.A8"/>
            <chart:data-point chart:repeated="7"/>
          </chart:series>
          <chart:series chart:style-name="ch9" chart:values-cell-range-address="Fremderregt_Belastung.D2:Fremderregt_Belastung.D8" loext:label-string="&quot;innere Kennlinie&quot;" chart:class="chart:scatter">
            <chart:data-point chart:repeated="7"/>
          </chart:series>
          <chart:series chart:style-name="ch10" chart:values-cell-range-address="Fremderregt_Leerlauf.B2:Fremderregt_Leerlauf.B13" loext:label-string="&quot;Leerlauf&quot;" chart:class="chart:scatter">
            <chart:domain table:cell-range-address="Fremderregt_Leerlauf.A2:Fremderregt_Leerlauf.A13"/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elastungskennlinie</text:p>
              </table:table-cell>
              <table:table-cell office:value-type="string">
                <text:p>innere Kennlinie</text:p>
              </table:table-cell>
              <table:table-cell office:value-type="string">
                <text:p>Spalte A</text:p>
              </table:table-cell>
              <table:table-cell office:value-type="string">
                <text:p>Leerlau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Fremderregt_Belastung.A2:Fremderregt_Belastung.A8</svg:desc>
                </draw:g>
              </table:table-cell>
              <table:table-cell office:value-type="float" office:value="89.9">
                <text:p>89.9</text:p>
                <draw:g>
                  <svg:desc>Fremderregt_Belastung.B2:Fremderregt_Belastung.B8</svg:desc>
                </draw:g>
              </table:table-cell>
              <table:table-cell office:value-type="float" office:value="128.9">
                <text:p>128.9</text:p>
                <draw:g>
                  <svg:desc>Fremderregt_Belastung.D2:Fremderregt_Belastung.D8</svg:desc>
                </draw:g>
              </table:table-cell>
              <table:table-cell office:value-type="float" office:value="0.2">
                <text:p>0.2</text:p>
                <draw:g>
                  <svg:desc>Fremderregt_Leerlauf.A2:Fremderregt_Leerlauf.A13</svg:desc>
                </draw:g>
              </table:table-cell>
              <table:table-cell office:value-type="float" office:value="29.93">
                <text:p>29.93</text:p>
                <draw:g>
                  <svg:desc>Fremderregt_Leerlauf.B2:Fremderregt_Leerlauf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3.3">
                <text:p>123.3</text:p>
              </table:table-cell>
              <table:table-cell office:value-type="float" office:value="162.3">
                <text:p>162.3</text:p>
              </table:table-cell>
              <table:table-cell office:value-type="float" office:value="0.5">
                <text:p>0.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152">
                <text:p>152</text:p>
              </table:table-cell>
              <table:table-cell office:value-type="float" office:value="191">
                <text:p>191</text:p>
              </table:table-cell>
              <table:table-cell office:value-type="float" office:value="0.75">
                <text:p>0.75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86.3">
                <text:p>186.3</text:p>
              </table:table-cell>
              <table:table-cell office:value-type="float" office:value="225.3">
                <text:p>225.3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193.4">
                <text:p>193.4</text:p>
              </table:table-cell>
              <table:table-cell office:value-type="float" office:value="232.4">
                <text:p>232.4</text:p>
              </table:table-cell>
              <table:table-cell office:value-type="float" office:value="1.25">
                <text:p>1.25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207.3">
                <text:p>207.3</text:p>
              </table:table-cell>
              <table:table-cell office:value-type="float" office:value="246.3">
                <text:p>246.3</text:p>
              </table:table-cell>
              <table:table-cell office:value-type="float" office:value="1.4">
                <text:p>1.4</text:p>
              </table:table-cell>
              <table:table-cell office:value-type="float" office:value="192.08">
                <text:p>192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7.517cm" xlink:href=".." xlink:type="simple" chart:class="chart:scatter" chart:style-name="ch1">
        <chart:title svg:x="8.163cm" svg:y="0.286cm" chart:style-name="ch2">
          <text:p>Äußere Kennlinie</text:p>
        </chart:title>
        <chart:legend chart:legend-position="end" svg:x="16.046cm" svg:y="3.289cm" style:legend-expansion="high" chart:style-name="ch3"/>
        <chart:plot-area chart:style-name="ch4" table:cell-range-address="Fremderregt_Aussen.A2:Fremderregt_Aussen.C8 fremderregt.A1:fremderregt.A1" chart:data-source-has-labels="row" svg:x="1.418cm" svg:y="1.221cm" svg:width="14.231cm" svg:height="5.155cm">
          <chartooo:coordinate-region svg:x="1.995cm" svg:y="1.382cm" svg:width="13.493cm" svg:height="4.577cm"/>
          <chart:axis chart:dimension="x" chart:name="primary-x" chart:style-name="ch5">
            <chart:title svg:x="8.231cm" svg:y="6.526cm" chart:style-name="ch6">
              <text:p>I_A</text:p>
            </chart:title>
            <chart:grid chart:style-name="ch7" chart:class="major"/>
          </chart:axis>
          <chart:axis chart:dimension="y" chart:name="primary-y" chart:style-name="ch5">
            <chart:title svg:x="0.451cm" svg:y="4.537cm" chart:style-name="ch8">
              <text:p>U_A , U_I</text:p>
            </chart:title>
            <chart:grid chart:style-name="ch7" chart:class="major"/>
          </chart:axis>
          <chart:series chart:style-name="ch9" chart:values-cell-range-address="Fremderregt_Aussen.B2:Fremderregt_Aussen.B8" chart:label-cell-address="fremderregt.A1:fremderregt.A1" chart:class="chart:scatter">
            <chart:domain table:cell-range-address="Fremderregt_Aussen.A2:Fremderregt_Aussen.A8"/>
            <chart:data-point chart:repeated="7"/>
          </chart:series>
          <chart:series chart:style-name="ch10" chart:values-cell-range-address="Fremderregt_Aussen.C2:Fremderregt_Aussen.C8" chart:label-cell-address="fremderregt.A1:fremderregt.A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eerlaufkennlinie 1</text:p>
                <draw:g>
                  <svg:desc>fremderregt.A1:fremderregt.A1</svg:desc>
                </draw:g>
              </table:table-cell>
              <table:table-cell office:value-type="string">
                <text:p>Leerlaufkennlinie 1</text:p>
                <draw:g>
                  <svg:desc>fremderregt.A1:fremderreg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remderregt_Aussen.A2:Fremderregt_Aussen.A8</svg:desc>
                </draw:g>
              </table:table-cell>
              <table:table-cell office:value-type="float" office:value="199.6">
                <text:p>199.6</text:p>
                <draw:g>
                  <svg:desc>Fremderregt_Aussen.B2:Fremderregt_Aussen.B8</svg:desc>
                </draw:g>
              </table:table-cell>
              <table:table-cell office:value-type="float" office:value="238.6">
                <text:p>238.6</text:p>
                <draw:g>
                  <svg:desc>Fremderregt_Aussen.C2:Fremderregt_Aussen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00.9">
                <text:p>200.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03.7">
                <text:p>203.7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08.2">
                <text:p>208.2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11.3">
                <text:p>211.3</text:p>
              </table:table-cell>
              <table:table-cell office:value-type="float" office:value="234.7">
                <text:p>23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14.5">
                <text:p>214.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16.3">
                <text:p>216.3</text:p>
              </table:table-cell>
              <table:table-cell office:value-type="float" office:value="231.9">
                <text:p>231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21cm" svg:height="7.62cm" xlink:href=".." xlink:type="simple" chart:class="chart:scatter" chart:style-name="ch1">
        <chart:title svg:x="4.334cm" svg:y="0.288cm" chart:style-name="ch2">
          <text:p>Regulierkennlinie</text:p>
        </chart:title>
        <chart:plot-area chart:style-name="ch3" table:cell-range-address="Fremderregt_Regulier.A2:Fremderregt_Regulier.B8 fremderregt.A1:fremderregt.A1" chart:data-source-has-labels="row" svg:x="1.265cm" svg:y="1.225cm" svg:width="10.712cm" svg:height="5.252cm">
          <chartooo:coordinate-region svg:x="1.922cm" svg:y="1.385cm" svg:width="9.894cm" svg:height="4.674cm"/>
          <chart:axis chart:dimension="x" chart:name="primary-x" chart:style-name="ch4">
            <chart:title svg:x="6.319cm" svg:y="6.629cm" chart:style-name="ch5">
              <text:p>I_A</text:p>
            </chart:title>
            <chart:grid chart:style-name="ch6" chart:class="major"/>
          </chart:axis>
          <chart:axis chart:dimension="y" chart:name="primary-y" chart:style-name="ch4">
            <chart:title svg:x="0.451cm" svg:y="4.22cm" chart:style-name="ch7">
              <text:p>U_A</text:p>
            </chart:title>
            <chart:grid chart:style-name="ch6" chart:class="major"/>
          </chart:axis>
          <chart:series chart:style-name="ch8" chart:values-cell-range-address="Fremderregt_Regulier.B2:Fremderregt_Regulier.B8" chart:label-cell-address="fremderregt.A1:fremderregt.A1" chart:class="chart:scatter">
            <chart:domain table:cell-range-address="Fremderregt_Regulier.A2:Fremderregt_Regulier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eerlaufkennlinie 1</text:p>
                <draw:g>
                  <svg:desc>fremderregt.A1:fremderreg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remderregt_Regulier.A2:Fremderregt_Regulier.A8</svg:desc>
                </draw:g>
              </table:table-cell>
              <table:table-cell office:value-type="float" office:value="1.4">
                <text:p>1.4</text:p>
                <draw:g>
                  <svg:desc>Fremderregt_Regulier.B2:Fremderregt_Regulier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54">
                <text:p>1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